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50f55" officeooo:paragraph-rsid="00550f55"/>
    </style:style>
    <style:style style:name="P5" style:family="paragraph" style:parent-style-name="Standard">
      <style:text-properties fo:language="de" fo:country="DE" officeooo:rsid="00605786" officeooo:paragraph-rsid="00605786"/>
    </style:style>
    <style:style style:name="P6"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7" style:family="paragraph" style:parent-style-name="Standard">
      <style:text-properties fo:language="de" fo:country="DE" officeooo:paragraph-rsid="007ea7ed"/>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orphans="2" fo:widows="2" fo:hyphenation-ladder-count="no-limit" fo:text-indent="0.1965in"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20f16a" officeooo:paragraph-rsid="007ed246" fo:hyphenate="true" fo:hyphenation-remain-char-count="2" fo:hyphenation-push-char-count="2"/>
    </style:style>
    <style:style style:name="P18" style:family="paragraph" style:parent-style-name="Text_20_body">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2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2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25" style:family="paragraph" style:parent-style-name="Footnote">
      <style:text-properties fo:language="de" fo:country="DE" officeooo:rsid="005915d0" officeooo:paragraph-rsid="0059c02a"/>
    </style:style>
    <style:style style:name="P26" style:family="paragraph" style:parent-style-name="Footnote">
      <style:text-properties fo:language="de" fo:country="DE" fo:font-style="normal" officeooo:rsid="00208b00" officeooo:paragraph-rsid="0059c02a" style:font-style-asian="normal" style:font-style-complex="normal"/>
    </style:style>
    <style:style style:name="P27" style:family="paragraph" style:parent-style-name="Footnote">
      <style:text-properties fo:language="de" fo:country="DE" fo:font-style="normal" officeooo:rsid="006f8811" officeooo:paragraph-rsid="006f8811" style:font-style-asian="normal" style:font-style-complex="normal"/>
    </style:style>
    <style:style style:name="P28" style:family="paragraph" style:parent-style-name="Footnote">
      <style:text-properties fo:language="de" fo:country="DE" fo:font-style="normal" officeooo:rsid="006f8811" officeooo:paragraph-rsid="00709531" style:font-style-asian="normal" style:font-style-complex="normal"/>
    </style:style>
    <style:style style:name="P29" style:family="paragraph" style:parent-style-name="Footnote">
      <style:text-properties fo:language="de" fo:country="DE" fo:font-style="normal" officeooo:rsid="001c5dce" officeooo:paragraph-rsid="00550f55" style:font-style-asian="normal" style:font-style-complex="normal"/>
    </style:style>
    <style:style style:name="P30" style:family="paragraph" style:parent-style-name="Footnote">
      <style:text-properties fo:language="de" fo:country="DE" fo:font-style="normal" officeooo:rsid="00709531" officeooo:paragraph-rsid="00709531" style:font-style-asian="normal" style:font-style-complex="normal"/>
    </style:style>
    <style:style style:name="P31" style:family="paragraph" style:parent-style-name="Footnote">
      <style:text-properties fo:language="de" fo:country="DE" fo:font-style="italic" officeooo:rsid="001c5dce" officeooo:paragraph-rsid="00550f55" style:font-style-asian="italic" style:font-style-complex="italic"/>
    </style:style>
    <style:style style:name="P32" style:family="paragraph" style:parent-style-name="Footnote">
      <style:text-properties fo:language="de" fo:country="DE" fo:font-style="italic" officeooo:rsid="001c5dce" officeooo:paragraph-rsid="00654ae2" style:font-style-asian="italic" style:font-style-complex="italic"/>
    </style:style>
    <style:style style:name="P33" style:family="paragraph" style:parent-style-name="Footnote">
      <style:text-properties fo:language="de" fo:country="DE" officeooo:paragraph-rsid="00654ae2"/>
    </style:style>
    <style:style style:name="P34" style:family="paragraph" style:parent-style-name="Footnote">
      <style:text-properties fo:language="de" fo:country="DE" officeooo:paragraph-rsid="006662c9"/>
    </style:style>
    <style:style style:name="P35" style:family="paragraph" style:parent-style-name="Footnote">
      <style:text-properties fo:language="de" fo:country="DE" officeooo:paragraph-rsid="006f8811"/>
    </style:style>
    <style:style style:name="P36" style:family="paragraph" style:parent-style-name="Footnote">
      <style:text-properties fo:language="de" fo:country="DE" officeooo:paragraph-rsid="006e2c41"/>
    </style:style>
    <style:style style:name="P37" style:family="paragraph" style:parent-style-name="Footnote">
      <style:text-properties fo:language="de" fo:country="DE" officeooo:rsid="001bf75b" officeooo:paragraph-rsid="001bf75b"/>
    </style:style>
    <style:style style:name="P38" style:family="paragraph" style:parent-style-name="Footnote">
      <style:text-properties fo:language="de" fo:country="DE" officeooo:rsid="0020f16a" officeooo:paragraph-rsid="0020f16a"/>
    </style:style>
    <style:style style:name="P39" style:family="paragraph" style:parent-style-name="Footnote">
      <style:text-properties fo:language="de" fo:country="DE" officeooo:rsid="00654ae2" officeooo:paragraph-rsid="00654ae2"/>
    </style:style>
    <style:style style:name="P40" style:family="paragraph" style:parent-style-name="Footnote">
      <style:text-properties officeooo:rsid="007acf82" officeooo:paragraph-rsid="007acf82"/>
    </style:style>
    <style:style style:name="P41" style:family="paragraph" style:parent-style-name="Footnote">
      <style:text-properties officeooo:rsid="007ea7ed" officeooo:paragraph-rsid="007ea7ed"/>
    </style:style>
    <style:style style:name="P42" style:family="paragraph" style:parent-style-name="Footnote">
      <style:text-properties officeooo:rsid="0080029b" officeooo:paragraph-rsid="0080029b"/>
    </style:style>
    <style:style style:name="P43" style:family="paragraph" style:parent-style-name="Footnote">
      <style:text-properties officeooo:rsid="0082cb39" officeooo:paragraph-rsid="0082cb39"/>
    </style:style>
    <style:style style:name="P44" style:family="paragraph" style:parent-style-name="Footnote">
      <style:text-properties officeooo:rsid="00852a8f" officeooo:paragraph-rsid="00852a8f"/>
    </style:style>
    <style:style style:name="P45" style:family="paragraph" style:parent-style-name="Text_20_body">
      <style:text-properties officeooo:paragraph-rsid="007730b4"/>
    </style:style>
    <style:style style:name="P46" style:family="paragraph" style:parent-style-name="Text_20_body">
      <style:text-properties officeooo:rsid="007e2b92" officeooo:paragraph-rsid="007ea7ed"/>
    </style:style>
    <style:style style:name="P47" style:family="paragraph" style:parent-style-name="Text_20_body">
      <style:text-properties officeooo:rsid="007ea7ed" officeooo:paragraph-rsid="007ea7ed"/>
    </style:style>
    <style:style style:name="P48" style:family="paragraph" style:parent-style-name="Text_20_body">
      <style:text-properties officeooo:rsid="007ea7ed" officeooo:paragraph-rsid="007ed246"/>
    </style:style>
    <style:style style:name="P49" style:family="paragraph" style:parent-style-name="Text_20_body">
      <style:text-properties officeooo:rsid="007ea7ed" officeooo:paragraph-rsid="007f382b"/>
    </style:style>
    <style:style style:name="P50"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51"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52"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53"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54"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55" style:family="paragraph" style:parent-style-name="Quotations">
      <style:paragraph-properties fo:text-align="start" style:justify-single-word="false" fo:orphans="2" fo:widows="2"/>
      <style:text-properties fo:font-size="11pt" officeooo:rsid="007ea7ed" officeooo:paragraph-rsid="007ea7ed" style:font-size-asian="11pt" style:font-size-complex="11pt"/>
    </style:style>
    <style:style style:name="P56" style:family="paragraph" style:parent-style-name="Quotations">
      <style:text-properties officeooo:paragraph-rsid="007ed246"/>
    </style:style>
    <style:style style:name="P57" style:family="paragraph" style:parent-style-name="Contents_20_1">
      <style:paragraph-properties>
        <style:tab-stops>
          <style:tab-stop style:position="6.1835in" style:type="right" style:leader-style="dotted" style:leader-text="."/>
        </style:tab-stops>
      </style:paragraph-properties>
    </style:style>
    <style:style style:name="P58" style:family="paragraph" style:parent-style-name="Contents_20_2">
      <style:paragraph-properties>
        <style:tab-stops>
          <style:tab-stop style:position="5.9866in" style:type="right" style:leader-style="dotted" style:leader-text="."/>
        </style:tab-stops>
      </style:paragraph-properties>
    </style:style>
    <style:style style:name="P59"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60" style:family="paragraph" style:parent-style-name="Heading_20_1" style:master-page-name="Standard">
      <style:paragraph-properties style:page-number="3"/>
      <style:text-properties officeooo:rsid="007730b4" officeooo:paragraph-rsid="007730b4"/>
    </style:style>
    <style:style style:name="P61" style:family="paragraph" style:parent-style-name="Heading_20_1">
      <style:paragraph-properties fo:break-before="page"/>
      <style:text-properties fo:language="de" fo:country="DE" officeooo:paragraph-rsid="00550f55"/>
    </style:style>
    <style:style style:name="P62" style:family="paragraph" style:parent-style-name="Heading_20_2">
      <style:text-properties fo:language="de" fo:country="DE" officeooo:paragraph-rsid="00550f55"/>
    </style:style>
    <style:style style:name="P63"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709531" style:font-style-asian="italic" style:font-style-complex="italic"/>
    </style:style>
    <style:style style:name="T4" style:family="text">
      <style:text-properties fo:font-style="italic" officeooo:rsid="006f8811" style:font-style-asian="italic" style:font-style-complex="italic"/>
    </style:style>
    <style:style style:name="T5" style:family="text">
      <style:text-properties fo:font-style="italic" style:text-underline-style="none" officeooo:rsid="006f881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65249d" style:font-style-asian="normal" style:font-style-complex="normal"/>
    </style:style>
    <style:style style:name="T9" style:family="text">
      <style:text-properties fo:font-style="normal" officeooo:rsid="00654ae2" style:font-style-asian="normal" style:font-style-complex="normal"/>
    </style:style>
    <style:style style:name="T10" style:family="text">
      <style:text-properties fo:font-style="normal" officeooo:rsid="006f8811" style:font-style-asian="normal" style:font-style-complex="normal"/>
    </style:style>
    <style:style style:name="T11" style:family="text">
      <style:text-properties fo:font-style="normal" style:text-underline-style="none" officeooo:rsid="006f8811" style:font-style-asian="normal" style:font-style-complex="normal"/>
    </style:style>
    <style:style style:name="T12" style:family="text">
      <style:text-properties fo:font-style="normal" style:text-underline-style="none" officeooo:rsid="004742c1" style:font-style-asian="normal" style:font-style-complex="normal"/>
    </style:style>
    <style:style style:name="T13" style:family="text">
      <style:text-properties officeooo:rsid="0054664b"/>
    </style:style>
    <style:style style:name="T1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2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2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24" style:family="text">
      <style:text-properties officeooo:rsid="004f149e"/>
    </style:style>
    <style:style style:name="T25" style:family="text">
      <style:text-properties officeooo:rsid="00550f55"/>
    </style:style>
    <style:style style:name="T26" style:family="text">
      <style:text-properties style:text-underline-style="none" officeooo:rsid="005e1c04"/>
    </style:style>
    <style:style style:name="T27" style:family="text">
      <style:text-properties style:text-underline-style="none" officeooo:rsid="006f8811"/>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5a322c" style:font-size-asian="10.5pt" style:font-weight-asian="normal" style:font-size-complex="12pt" style:font-weight-complex="normal"/>
    </style:style>
    <style:style style:name="T30" style:family="text">
      <style:text-properties fo:font-size="12pt" fo:font-weight="normal" officeooo:rsid="007730b4" style:font-size-asian="10.5pt" style:font-weight-asian="normal" style:font-size-complex="12pt" style:font-weight-complex="normal"/>
    </style:style>
    <style:style style:name="T31"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language="de" fo:country="DE" fo:font-style="normal" fo:font-weight="normal" officeooo:rsid="007acf82" style:font-size-asian="12pt" style:font-style-asian="normal" style:font-weight-asian="normal" style:font-size-complex="12pt" style:font-style-complex="normal" style:font-weight-complex="normal"/>
    </style:style>
    <style:style style:name="T33" style:family="text">
      <style:text-properties fo:font-size="12pt" fo:language="de" fo:country="DE" fo:font-style="normal" fo:font-weight="normal" officeooo:rsid="002436e0" style:font-size-asian="12pt" style:font-style-asian="normal" style:font-weight-asian="normal" style:font-size-complex="12pt" style:font-style-complex="normal" style:font-weight-complex="normal"/>
    </style:style>
    <style:style style:name="T34" style:family="text">
      <style:text-properties fo:font-size="12pt" fo:language="de" fo:country="DE" fo:font-style="normal" fo:font-weight="normal" officeooo:rsid="007f382b" style:font-size-asian="12pt" style:font-style-asian="normal" style:font-weight-asian="normal" style:font-size-complex="12pt" style:font-style-complex="normal" style:font-weight-complex="normal"/>
    </style:style>
    <style:style style:name="T35" style:family="text">
      <style:text-properties officeooo:rsid="005fe740"/>
    </style:style>
    <style:style style:name="T36" style:family="text">
      <style:text-properties officeooo:rsid="00654ae2"/>
    </style:style>
    <style:style style:name="T37" style:family="text">
      <style:text-properties officeooo:rsid="006662c9"/>
    </style:style>
    <style:style style:name="T38" style:family="text">
      <style:text-properties officeooo:rsid="002436e0"/>
    </style:style>
    <style:style style:name="T39" style:family="text">
      <style:text-properties officeooo:rsid="0020f16a"/>
    </style:style>
    <style:style style:name="T40" style:family="text">
      <style:text-properties officeooo:rsid="0068bd4b"/>
    </style:style>
    <style:style style:name="T41" style:family="text">
      <style:text-properties officeooo:rsid="006e2c41"/>
    </style:style>
    <style:style style:name="T42" style:family="text">
      <style:text-properties officeooo:rsid="006f8811"/>
    </style:style>
    <style:style style:name="T43" style:family="text">
      <style:text-properties officeooo:rsid="00709531"/>
    </style:style>
    <style:style style:name="T44" style:family="text">
      <style:text-properties officeooo:rsid="0075b6e1"/>
    </style:style>
    <style:style style:name="T45" style:family="text">
      <style:text-properties officeooo:rsid="007730b4"/>
    </style:style>
    <style:style style:name="T46" style:family="text">
      <style:text-properties officeooo:rsid="007914cd"/>
    </style:style>
    <style:style style:name="T47" style:family="text">
      <style:text-properties fo:font-size="11pt" fo:language="de" fo:country="DE" officeooo:rsid="001bf75b" style:font-size-asian="11pt" style:font-size-complex="11pt"/>
    </style:style>
    <style:style style:name="T48" style:family="text">
      <style:text-properties fo:font-size="11pt" fo:language="en" fo:country="US" officeooo:rsid="001bf75b" style:font-size-asian="11pt" style:font-size-complex="11pt"/>
    </style:style>
    <style:style style:name="T49" style:family="text">
      <style:text-properties officeooo:rsid="007ea7ed"/>
    </style:style>
    <style:style style:name="T50" style:family="text">
      <style:text-properties officeooo:rsid="007ed246"/>
    </style:style>
    <style:style style:name="T51" style:family="text">
      <style:text-properties officeooo:rsid="007f382b"/>
    </style:style>
    <style:style style:name="T52" style:family="text">
      <style:text-properties officeooo:rsid="0080029b"/>
    </style:style>
    <style:style style:name="T53" style:family="text">
      <style:text-properties officeooo:rsid="00827a75"/>
    </style:style>
    <style:style style:name="T54" style:family="text">
      <style:text-properties officeooo:rsid="0082cb39"/>
    </style:style>
    <style:style style:name="T55" style:family="text">
      <style:text-properties officeooo:rsid="00852a8f"/>
    </style:style>
    <style:style style:name="T56" style:family="text">
      <style:text-properties officeooo:rsid="00867f5e"/>
    </style:style>
    <style:style style:name="T57" style:family="text">
      <style:text-properties officeooo:rsid="0087675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Friedrich-Alexander-Universität Erlangen-Nürnberg</text:p>
      <text:p text:style-name="P2">Philosophische Fakultät und Fachbereich Theologie</text:p>
      <text:p text:style-name="P2">Fachbereich: <text:span text:style-name="T45">Politische Wissenschaft</text:span></text:p>
      <text:p text:style-name="P2"><text:span text:style-name="T44">Haupt</text:span>seminar: <text:span text:style-name="T45">Demokratietheorien</text:span>, <text:span text:style-name="T40">Sommersemester 2017</text:span></text:p>
      <text:p text:style-name="P2">Dozent: <text:span text:style-name="T45">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Demokratisierung und Autonomi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3">489 Nürnberg</text:span></text:p>
      <text:p text:style-name="P9">E-Mail: emil.lefherz@<text:span text:style-name="T40">fau</text:span>.de </text:p>
      <text:p text:style-name="P9"/>
      <text:p text:style-name="P3"><text:span text:style-name="T28">Zwei-Fach-Bachelor Philosophie (</text:span><text:span text:style-name="T30">8</text:span><text:span text:style-name="T28">. FS) und Politische Wissenschaft (</text:span><text:span text:style-name="T30">6</text:span><text:span text:style-name="T28">. FS</text:span><text:span text:style-name="T2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Demokratisierung und Autonomie</text:p>
          </text:index-title>
          <text:p text:style-name="P57"><text:a xlink:type="simple" xlink:href="#__RefHeading___Toc1200_1922427946" text:style-name="Index_20_Link" text:visited-style-name="Index_20_Link">1. Demokratisierung als Tanzbewegung<text:tab/>3</text:a></text:p>
          <text:p text:style-name="P57"><text:a xlink:type="simple" xlink:href="#__RefHeading___Toc6269_1922427946" text:style-name="Index_20_Link" text:visited-style-name="Index_20_Link">2. Mouffe und Habermas über Demokratie<text:tab/>5</text:a></text:p>
          <text:p text:style-name="P57"><text:a xlink:type="simple" xlink:href="#__RefHeading___Toc725_82010841" text:style-name="Index_20_Link" text:visited-style-name="Index_20_Link">2.1 Mouffes Kompromiss<text:tab/>6</text:a></text:p>
          <text:p text:style-name="P57"><text:a xlink:type="simple" xlink:href="#__RefHeading__1783_1803230690" text:style-name="Index_20_Link" text:visited-style-name="Index_20_Link">Literaturverzeichnis<text:tab/>7</text:a></text:p>
          <text:p text:style-name="P58"><text:a xlink:type="simple" xlink:href="#__RefHeading__855_75367846" text:style-name="Index_20_Link" text:visited-style-name="Index_20_Link"><text:span text:style-name="T6">L</text:span></text:a><text:a xlink:type="simple" xlink:href="#__RefHeading__855_75367846" text:style-name="Index_20_Link" text:visited-style-name="Index_20_Link"><text:span text:style-name="T6">iteratur:</text:span></text:a><text:a xlink:type="simple" xlink:href="#__RefHeading__855_75367846" text:style-name="Index_20_Link" text:visited-style-name="Index_20_Link"><text:tab/>7</text:a></text:p>
          <text:p text:style-name="P58"><text:a xlink:type="simple" xlink:href="#__RefHeading__857_75367846" text:style-name="Index_20_Link" text:visited-style-name="Index_20_Link">Internetquellen:<text:tab/>7</text:a></text:p>
        </text:index-body>
      </text:table-of-content>
      <text:p text:style-name="P3"/>
      <text:p text:style-name="P6"/>
      <text:p text:style-name="P7"><text:span text:style-name="T36">Ich zitiere Nietzsche aus der elektronisch verfügbaren „</text:span>Digitale<text:span text:style-name="T36">n</text:span> Kritische<text:span text:style-name="T36">n</text:span> Gesamtausgabe von Nietzsches Werken und Briefen (eKGWB)“, <text:span text:style-name="T36">nicht nach schriftlichen Quellen. Demzufolge stehen in den Fußnoten keine Seitenzahlen, sondern Hyperlinks.</text:span></text:p>
      <text:p text:style-name="P7"/>
      <text:p text:style-name="P4">Ich habe die Arbeit in geschlechtergerechter Sprache geschrieben. Ich verwende das generische Femininum und das generische Maskulinum abwechselnd. Sollte jemand beim Lesen darüber stolpern: <text:span text:style-name="T35">d</text:span>as ist so gewollt.</text:p>
      <text:p text:style-name="P5"/>
      <text:p text:style-name="P5"/>
      <text:h text:style-name="P60" text:outline-level="1"><text:bookmark-start text:name="__RefHeading___Toc1200_1922427946"/><text:span text:style-name="T52">1. </text:span>Demokratisierung als Tanzbewegung<text:bookmark-end text:name="__RefHeading___Toc1200_1922427946"/></text:h>
      <text:p text:style-name="P45"/>
      <text:p text:style-name="P46">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49">d</text:span><text:span text:style-name="T32">ie Demokratie ist an dem Punkt angelangt, wo sie mehr als ausreichend damit beschäftigt ist, den Status Quo zu managen, das tägliche Leben aufrechtzuerhalten, politische Vermittlung und Produktion aufrechtzuerhalten.</text:span></text:p>
      <text:p text:style-name="P47"><text:span text:style-name="T32">Ü</text:span><text:span text:style-name="T31">berall, wo Zeit voranschreitet, hat der Stillstand seine Mühe. Demokratie bemüht sich, uns alle am Leben zu halten, während die Zeit uns unaufhaltsam dem Tod näher bringt. Das ist nett von ihr. Im Rahmen meiner Autonomie ist es eins meiner Ziele, eine Weile am Leben zu bleiben, und das geht vielen ihrer Bürger so.</text:span></text:p>
      <text:p text:style-name="P14">Autonomie <text:span text:style-name="T38">ist</text:span> die Möglichkeit, sich nach Sartre selbst zu erschaffen, sich die Grenzen des eigenen Handelns selbst setzen zu können, und auch die Freiheit zu haben, nach diesen selbstgesetzten Regeln handeln zu können, wie zwischen den Zeilen dieses Nietzsche-Zitats zu lesen <text:span text:style-name="T56">ist</text:span>:<text:note text:id="ftn1" text:note-class="footnote"><text:note-citation>1</text:note-citation><text:note-body><text:p text:style-name="P40">Lefherz (2016): S. <text:span text:style-name="T52">4</text:span></text:p></text:note-body></text:note></text:p>
      <text:p text:style-name="P55"><text:span text:style-name="T31">“Wer sich nicht befehlen kann, der soll gehorchen. Und mancher kann sich befehlen, aber da fehlt noch viel, dass er sich auch gehorche!”</text:span><text:span text:style-name="T31"><text:note text:id="ftn2" text:note-class="footnote"><text:note-citation>2</text:note-citation><text:note-body><text:p text:style-name="P39">Nietzsche 1967, http://www.nietzschesource.org/#eKGWB/Za-III-Tafeln-4</text:p></text:note-body></text:note></text:span></text:p>
      <text:p text:style-name="P47"><text:span text:style-name="T51">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41">Sartre</text:p></text:note-body></text:note> Viel Spaß mit einem Leben in existentialistischer Verzweiflung. Es gibt keine Regeln außer Ihren eigenen; die, die Sie für die richtigen halten.</text:p>
      <text:p text:style-name="P49">Wenn man jedoch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48">Der Konflikt zwischen der Autonomie und den Regeln des Status Quo wird dabei in der Demokratisierung verhandelt. Meistens in meiner persönlichen Geschichte der <text:soft-page-break/>Demokratisierung war ja nicht die Demokratie der im Weg stehende Status Quo, sondern <text:span text:style-name="T50">andere Herrschaftsverhältnisse.</text:span></text:p>
      <text:p text:style-name="P50">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6">Volkssouveränität, über die ja der Name „<text:span text:style-name="T55">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s Einzelnen richteten, scheint das Ziel der Demokratisierung sich zur Selbstbestimmung, zur Autonomie aller zu richten.</text:p>
      <text:p text:style-name="P15">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und bei jedem Schritt lernt man etwas über sich selbst.</text:p>
      <text:p text:style-name="P15">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kratischeren Umfeld als <text:span text:style-name="T57">vorher</text:span> passieren.</text:p>
      <text:p text:style-name="P15">Dass ich Demokratisierung so konstruiere, dass ihr Ziel die Autonomie ist, wundert nicht, wenn man bedenkt, dass ich als „radical ironist“ selbst die Autonomie zum Ziel habe. <text:span text:style-name="T46">„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56"><text:soft-page-break/><text:span text:style-name="T47">„(1) </text:span><text:span text:style-name="T48">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48"><text:note text:id="ftn4" text:note-class="footnote"><text:note-citation>4</text:note-citation><text:note-body><text:p text:style-name="P37">Rorty <text:span text:style-name="T41">(2009): S. </text:span>73</text:p></text:note-body></text:note></text:span></text:p>
      <text:p text:style-name="P13">Ferner ist er „liberal“ <text:span text:style-name="T38">ironist</text:span>, weil er denkt, dass „<text:span text:style-name="T39">Cruelty“ das schlimmste ist, was wir Menschen uns antun können.</text:span><text:span text:style-name="T39"><text:note text:id="ftn5" text:note-class="footnote"><text:note-citation>5</text:note-citation><text:note-body><text:p text:style-name="P38"><text:span text:style-name="T52">ebenda: S. </text:span>xv</text:p></text:note-body></text:note></text:span></text:p>
      <text:p text:style-name="P17"><text:span text:style-name="T31">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33">A</text:span><text:span text:style-name="T31">blassen von Grausamkeit kommt eher von selbst, wenn Menschen sich nicht zu so etwas gezwungen fühlen, beziehungsweise dem anderen genug Autonomie zugestehen, dass sie ihm gar keine Grausamkeit antun können, </text:span><text:span text:style-name="T34">wenn er sie nicht will</text:span><text:span text:style-name="T31">. Ich nenne diese Einstellung fortan </text:span><text:span text:style-name="T34">den</text:span><text:span text:style-name="T31"> „radical ironist“, </text:span><text:span text:style-name="T34">der</text:span><text:span text:style-name="T31"> sich von anderen Radikalen darin unterscheidet, dass </text:span><text:span text:style-name="T34">er</text:span><text:span text:style-name="T31"> ebenso wenig auf </text:span><text:span text:style-name="T34">seinem</text:span><text:span text:style-name="T31"> Vokabular beharrt wie die liberal ironists.</text:span><text:span text:style-name="T31"><text:note text:id="ftn6" text:note-class="footnote"><text:note-citation>6</text:note-citation><text:note-body><text:p text:style-name="P42">Lefherz (2016): S. 3+</text:p></text:note-body></text:note></text:span></text:p>
      <text:p text:style-name="P18">Als Radikalen interessiert mich, wohin die Demokratisierung tanzen könnte. Als Ironisten interessiert mich, wie diese Tanzbewegung zu ihrer Vollendung kommen könnte. Und als Mensch frage ich mich, was ich tun kann, um weiterzutanzen.</text:p>
      <text:p text:style-name="P18">Diese Hausarbeit beschäftigt sich also mit einer Frage, die nie beantwortet werden wird: „Welchen Hindernissen steht die Demokratisierung bei der Vollendung ihres Projekts gegenüber?“</text:p>
      <text:p text:style-name="P18"/>
      <text:h text:style-name="Heading_20_1" text:outline-level="1"><text:bookmark-start text:name="__RefHeading___Toc6269_1922427946"/><text:span text:style-name="T52">2. </text:span>Mouffe und Habermas über Demokratie<text:bookmark-end text:name="__RefHeading___Toc6269_1922427946"/></text:h>
      <text:p text:style-name="Text_20_body"/>
      <text:p text:style-name="P51">Chantal Mouffe und Jürgen Habermas sind zwei Autoren, die sich mit einigen Konfliktlinien innerhalb der Demokratie auseinandergesetzt haben, insbesondere mit dem Widerspruch zwischen der liberalen und der republikanischen Denkströmung.</text:p>
      <text:p text:style-name="P52">Beide analysieren, wie Elemente dieser Denkströmungen die Institutionen und Dynamiken der Demokratie bestimmen, und gehen damit auf den Status Quo ein, und wie in seinem Rahmen Politik gemacht werden sollte. Der Rahmen, in dem das passiert, ist jedoch immer <text:soft-page-break/>einer der Demokratisierung, da beide eine normative Demokratietheorie vorlegen; ihr normativer Anspruch richtet sich eben nicht darauf, wie Kontrolle und Hierarchie in einer Demokratie aufrechterhalten werden kann, sondern wie jeder Einzelne sich im Diskurs Ausdruck verschaffen und mit seinen Interessen Gehör finden kann.</text:p>
      <text:p text:style-name="P52">Die liberale Denkströmung geht hierbei davon aus, dass in einer Demokratie die Freiheit des Einzelnen vor der Gruppe geschützt werden muss. Dies soll über Bürgerrechte, <text:span text:style-name="T53">Gewaltenteilung, </text:span>Rechtsstaat, Trennung zwischen Privatem und Öffentlichem, sowie der Trennung von Staat und Kirche geschehen. <text:span text:style-name="T53">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s einen aufhört, und die des anderen anfängt, wie es so schön heißt.</text:span></text:p>
      <text:p text:style-name="P53">Auch die republikanische Denkströmung hat dabei eine eigene Vorstellung von Freiheit. <text:span text:style-name="T54">In dem Verständnis, dass sich die Freiheit des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54"><text:note text:id="ftn7" text:note-class="footnote"><text:note-citation>7</text:note-citation><text:note-body><text:p text:style-name="P43">Mouffe (2000), S. 2+</text:p></text:note-body></text:note></text:span></text:p>
      <text:p text:style-name="P54">Unterschiedliche Aspekte der Autonomie konkurrieren hier und machen sich gegenseitig das Leben schwer. Während Habermas und Rawls versuchen, die beiden auf einem dritten Weg zu versöhnen, glaubt Mouffe, dass man dieses Paradox nicht auflösen kann.<text:note text:id="ftn8" text:note-class="footnote"><text:note-citation>8</text:note-citation><text:note-body><text:p text:style-name="P44">Ebenda, S. 8+</text:p></text:note-body></text:note></text:p>
      <text:p text:style-name="P54"/>
      <text:h text:style-name="Heading_20_1" text:outline-level="1"><text:bookmark-start text:name="__RefHeading___Toc725_82010841"/>2.1 Mouffes Kompromiss<text:bookmark-end text:name="__RefHeading___Toc725_82010841"/></text:h>
      <text:p text:style-name="P54"/>
      <text:p text:style-name="P54"/>
      <text:h text:style-name="P61" text:outline-level="1"><text:bookmark-start text:name="__RefHeading__1783_1803230690"/><text:span text:style-name="T24">L</text:span>iteraturverzeichnis<text:bookmark-end text:name="__RefHeading__1783_1803230690"/></text:h>
      <text:p text:style-name="P12"/>
      <text:h text:style-name="P62" text:outline-level="2"><text:bookmark-start text:name="__RefHeading__855_75367846"/><text:span text:style-name="T7">L</text:span><text:span text:style-name="T6">iteratur:</text:span><text:bookmark-end text:name="__RefHeading__855_75367846"/></text:h>
      <text:p text:style-name="P20"/>
      <text:p text:style-name="P19"><text:span text:style-name="T26">A</text:span><text:span text:style-name="T25">dorno, Theodor W./Horkheimer, Max (2006): </text:span><text:span text:style-name="T2">Dialektik der Aufklärung</text:span><text:span text:style-name="T25">, Frankfurt(Main): Fischer. Taschenbuch. Kostenlos herunterzuladen unter philosophie.hfg-karlsruhe.de/sites/default/files/dialektik_der_aufklaerung.pdf</text:span></text:p>
      <text:p text:style-name="P26"/>
      <text:p text:style-name="P27">Feustel, Robert (2015): „<text:span text:style-name="T1">Ein Anzug aus Strom“. LSD, Kybernetik und die psychedelische Revolution</text:span>, Wiesbaden: Springer Fachmedien.</text:p>
      <text:p text:style-name="P26"/>
      <text:p text:style-name="P22">Foerster, Heinz v./Pörksen, Bernhard (2008): <text:span text:style-name="T1">Wahrheit ist die Erfindung eines Lügners. Gespräche für Skeptiker</text:span>, Heidelberg: Carl Auer.</text:p>
      <text:p text:style-name="P25"/>
      <text:p text:style-name="P34"><text:span text:style-name="T14">Lefherz, Emil (2016): </text:span><text:span text:style-name="T21">Ist das Internet ein Herrschaftsinstrument?</text:span><text:span text:style-name="T15">, </text:span>Hausarbeit im <text:span text:style-name="T37">Hauptseminar </text:span><text:s/>"<text:span text:style-name="T37">Mythos und Normativität</text:span>" (<text:span text:style-name="T37">M.A. Eva Knöferl</text:span>), <text:span text:style-name="T37">Wintersemester 2015/2016</text:span>. <text:span text:style-name="T37">Friedrich-Alexander-</text:span>Universität Erlangen. <text:span text:style-name="T37">Kostenlos herunterzuladen unter https://github.com/lefherz/academics/blob/master/InternetHerrschaftsinstrument.odt</text:span></text:p>
      <text:p text:style-name="P32"/>
      <text:p text:style-name="P33"><text:span text:style-name="T8">Nietzsche, Friedrich (</text:span><text:span text:style-name="T9">1967</text:span><text:span text:style-name="T8">): </text:span><text:span text:style-name="T1">Friedrich Nietzsche, Werke. Kritische Gesamtausgabe</text:span>, Berlin/New York:de Gruyter. <text:span text:style-name="T36">Kostenlos nachzulesen unter http://www.nietzschesource.org/documentation/de/eKGWB.html</text:span></text:p>
      <text:p text:style-name="P29"/>
      <text:p text:style-name="P30">Rorty, Richard (2009): <text:span text:style-name="T1">Contingency, Irony, and Solidarity. </text:span>Cambridge: Cambridge University Press.</text:p>
      <text:p text:style-name="P31"/>
      <text:p text:style-name="P28">Seemann, Michael (2014): <text:span text:style-name="T1">Das Neue Spiel. </text:span><text:span text:style-name="T3">Strategien für die Welt nach dem digitalen Kontrollverlust</text:span><text:span text:style-name="T43">, Freiburg: Orange Press. Kostenlos herunterzuladen unter http://www.ctrl-verlust.net/buch/</text:span></text:p>
      <text:p text:style-name="P31"/>
      <text:p text:style-name="P35"><text:span text:style-name="T42">Shuzo, Kuki (2011): </text:span><text:span text:style-name="T4">Introductory remarks on Contingency. </text:span><text:span text:style-name="T10">In </text:span><text:span text:style-name="T6">Heisig, James W.; Kasulis, Thomas P.; Maraldo, John C</text:span><text:span text:style-name="T10">.: </text:span><text:span text:style-name="T4">Japanese Philosophy. A Sourcebook</text:span><text:span text:style-name="T10">, Honolulu: University of Hawai‘i Press: S. 839-849</text:span></text:p>
      <text:p text:style-name="P33"/>
      <text:h text:style-name="P62" text:outline-level="2"><text:bookmark-start text:name="__RefHeading__857_75367846"/>Internetquellen:<text:bookmark-end text:name="__RefHeading__857_75367846"/></text:h>
      <text:p text:style-name="P21"/>
      <text:p text:style-name="P35"><text:span text:style-name="T27">De Lapuente, Robert J. (2009): </text:span><text:span text:style-name="T5">Geraubte Persönlichkeitsrechte für Erwerbslose</text:span><text:span text:style-name="T11">, unter </text:span><text:span text:style-name="T12">http://ad-sinistram.blogspot.de/2009/05/geraubte-personlichkeitsrechte-fur.html</text:span><text:span text:style-name="T16"> (</text:span><text:span text:style-name="T17">Abgerufen am </text:span><text:span text:style-name="T16">2.9</text:span><text:span text:style-name="T17">.2016)</text:span></text:p>
      <text:p text:style-name="P23"/>
      <text:p text:style-name="P36"><text:span text:style-name="T16">Lobo, Sascha</text:span><text:span text:style-name="T17"> (201</text:span><text:span text:style-name="T16">4</text:span><text:span text:style-name="T17">): </text:span><text:span text:style-name="T22">Über Überwachung</text:span><text:span text:style-name="T23">,</text:span><text:span text:style-name="T17"> unter </text:span><text:span text:style-name="T18">http://www.fontblog.de/ueber-ueberwachung/</text:span><text:span text:style-name="T19"> </text:span><text:span text:style-name="T17">(Abgerufen am </text:span><text:span text:style-name="T16">2.9</text:span><text:span text:style-name="T17">.2016)</text:span></text:p>
      <text:p text:style-name="P24"/>
      <text:p text:style-name="P36"><text:span text:style-name="T17">S</text:span><text:span text:style-name="T16">hachtman, Noah (2010): </text:span><text:span text:style-name="T22">No-Name Terrorists Now CIA Drone Targets</text:span><text:span text:style-name="T16">, unter </text:span><text:span text:style-name="T20">www.wired.com/2010/05/no-name-terrorists-now-cia-drone-targets/ </text:span><text:span text:style-name="T16">(</text:span><text:span text:style-name="T17">Abgerufen am </text:span><text:span text:style-name="T16">2.9</text:span><text:span text:style-name="T17">.2016)</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in" draw:fill-image-height="0in"/>
      <style:paragraph-properties fo:margin-left="0in" fo:margin-right="0in" fo:margin-top="0in" fo:margin-bottom="0in" loext:contextual-spacing="false" fo:line-height="150%" fo:text-align="justify" style:justify-single-word="false" fo:orphans="2" fo:widows="2" fo:hyphenation-ladder-count="no-limit" fo:text-indent="0.1965in"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0417in" fo:margin-right="0.966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10-02T11:33:46.681173291</dc:date>
    <meta:editing-duration>P3DT17H52M45S</meta:editing-duration>
    <meta:editing-cycles>36</meta:editing-cycles>
    <meta:generator>LibreOffice/5.1.6.2$Linux_X86_64 LibreOffice_project/10m0$Build-2</meta:generator>
    <meta:document-statistic meta:table-count="0" meta:image-count="0" meta:object-count="0" meta:page-count="7" meta:paragraph-count="68" meta:word-count="1675" meta:character-count="12244" meta:non-whitespace-character-count="10634"/>
  </office:meta>
</office:document-meta>
</file>